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6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0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5" style:family="paragraph" style:parent-style-name="Standard">
      <style:text-properties fo:font-weight="bold" officeooo:paragraph-rsid="003c6a3c" style:font-weight-asian="bold" style:font-weight-complex="bold"/>
    </style:style>
    <style:style style:name="P16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17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18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19" style:family="paragraph" style:parent-style-name="Standard">
      <style:text-properties fo:font-weight="bold" officeooo:paragraph-rsid="0055e1d1" style:font-weight-asian="bold" style:font-weight-complex="bold"/>
    </style:style>
    <style:style style:name="P20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1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22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23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24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25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26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27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28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29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30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31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32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33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3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3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36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37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38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39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40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41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42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43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4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0a0ba2" officeooo:paragraph-rsid="004a59a7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0a0ba2" officeooo:paragraph-rsid="001fa3a0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4a59a7" officeooo:paragraph-rsid="004a59a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normal" fo:font-weight="bold" officeooo:rsid="000a8804" officeooo:paragraph-rsid="001c7604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76" style:family="paragraph" style:parent-style-name="Standard">
      <style:text-properties officeooo:paragraph-rsid="004da29b"/>
    </style:style>
    <style:style style:name="P77" style:family="paragraph" style:parent-style-name="Standard">
      <style:text-properties officeooo:paragraph-rsid="0052cdb1"/>
    </style:style>
    <style:style style:name="P78" style:family="paragraph" style:parent-style-name="Table_20_Contents">
      <style:text-properties officeooo:rsid="000a003f" officeooo:paragraph-rsid="000a003f"/>
    </style:style>
    <style:style style:name="P79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80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81" style:family="paragraph" style:parent-style-name="Table_20_Contents">
      <style:text-properties officeooo:rsid="000a003f" officeooo:paragraph-rsid="004b1523"/>
    </style:style>
    <style:style style:name="P82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86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87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88" style:family="paragraph" style:parent-style-name="Table_20_Contents">
      <style:text-properties officeooo:rsid="00420c0b" officeooo:paragraph-rsid="00420c0b"/>
    </style:style>
    <style:style style:name="P89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90" style:family="paragraph" style:parent-style-name="Table_20_Contents">
      <style:paragraph-properties fo:text-align="center" style:justify-single-word="false"/>
      <style:text-properties officeooo:rsid="00420c0b" officeooo:paragraph-rsid="0043a449"/>
    </style:style>
    <style:style style:name="P91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92" style:family="paragraph" style:parent-style-name="Table_20_Contents">
      <style:text-properties officeooo:rsid="00420c0b" officeooo:paragraph-rsid="004b1523"/>
    </style:style>
    <style:style style:name="P93" style:family="paragraph" style:parent-style-name="Table_20_Contents">
      <style:text-properties officeooo:rsid="00424429" officeooo:paragraph-rsid="00424429"/>
    </style:style>
    <style:style style:name="P94" style:family="paragraph" style:parent-style-name="Table_20_Contents">
      <style:text-properties officeooo:rsid="00424429" officeooo:paragraph-rsid="004b1523"/>
    </style:style>
    <style:style style:name="P95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96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97" style:family="paragraph" style:parent-style-name="Table_20_Contents">
      <style:text-properties officeooo:rsid="0043a449" officeooo:paragraph-rsid="0043a449"/>
    </style:style>
    <style:style style:name="P98" style:family="paragraph" style:parent-style-name="Table_20_Contents">
      <style:text-properties officeooo:rsid="0043a449" officeooo:paragraph-rsid="004b1523"/>
    </style:style>
    <style:style style:name="P99" style:family="paragraph" style:parent-style-name="Table_20_Contents">
      <style:text-properties officeooo:rsid="00456f25" officeooo:paragraph-rsid="00456f25"/>
    </style:style>
    <style:style style:name="P100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101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102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03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04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05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06" style:family="paragraph" style:parent-style-name="Standard">
      <style:text-properties fo:font-weight="bold" officeooo:rsid="000a0ba2" officeooo:paragraph-rsid="005f39e8" style:font-weight-asian="bold" style:font-weight-complex="bold"/>
    </style:style>
    <style:style style:name="P107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08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09" style:family="paragraph" style:parent-style-name="Standard">
      <style:text-properties fo:font-weight="bold" officeooo:rsid="005f39e8" officeooo:paragraph-rsid="005f39e8" style:font-weight-asian="bold" style:font-weight-complex="bold"/>
    </style:style>
    <style:style style:name="P110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111" style:family="paragraph" style:parent-style-name="Standard">
      <style:text-properties fo:font-weight="bold" officeooo:rsid="005f39e8" officeooo:paragraph-rsid="0078c4d7" style:font-weight-asian="bold" style:font-weight-complex="bold"/>
    </style:style>
    <style:style style:name="P112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113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114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115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11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117" style:family="paragraph" style:parent-style-name="Standard">
      <style:text-properties fo:font-style="italic" fo:font-weight="normal" officeooo:rsid="004a59a7" officeooo:paragraph-rsid="0055e1d1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break-before="page"/>
      <style:text-properties fo:font-weight="bold" officeooo:rsid="000a0ba2" officeooo:paragraph-rsid="000a0ba2" style:font-weight-asian="bold" style:font-weight-complex="bold"/>
    </style:style>
    <style:style style:name="P121" style:family="paragraph" style:parent-style-name="Standard">
      <style:paragraph-properties fo:break-before="page"/>
      <style:text-properties fo:font-weight="bold" officeooo:rsid="000a0ba2" officeooo:paragraph-rsid="004b1523" style:font-weight-asian="bold" style:font-weight-complex="bold"/>
    </style:style>
    <style:style style:name="P122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123" style:family="paragraph" style:parent-style-name="Table_20_Contents">
      <style:text-properties fo:font-weight="bold" officeooo:rsid="000a003f" officeooo:paragraph-rsid="005f39e8" style:font-weight-asian="bold" style:font-weight-complex="bold"/>
    </style:style>
    <style:style style:name="P124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25" style:family="paragraph" style:parent-style-name="Table_20_Contents">
      <style:text-properties fo:font-weight="bold" officeooo:rsid="000a003f" officeooo:paragraph-rsid="0078c4d7" style:font-weight-asian="bold" style:font-weight-complex="bold"/>
    </style:style>
    <style:style style:name="P126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5f39e8" officeooo:paragraph-rsid="005f39e8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5f39e8" officeooo:paragraph-rsid="0078c4d7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131" style:family="paragraph" style:parent-style-name="Table_20_Contents">
      <style:text-properties officeooo:rsid="005f39e8" officeooo:paragraph-rsid="005f39e8"/>
    </style:style>
    <style:style style:name="P132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133" style:family="paragraph" style:parent-style-name="Table_20_Contents">
      <style:paragraph-properties fo:text-align="center" style:justify-single-word="false"/>
      <style:text-properties officeooo:rsid="005f39e8" officeooo:paragraph-rsid="0078c4d7"/>
    </style:style>
    <style:style style:name="P134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135" style:family="paragraph" style:parent-style-name="Table_20_Contents">
      <style:text-properties officeooo:rsid="005f39e8" officeooo:paragraph-rsid="00664de8"/>
    </style:style>
    <style:style style:name="P136" style:family="paragraph" style:parent-style-name="Table_20_Contents">
      <style:text-properties officeooo:rsid="005f39e8" officeooo:paragraph-rsid="0078c4d7"/>
    </style:style>
    <style:style style:name="P137" style:family="paragraph" style:parent-style-name="Table_20_Contents">
      <style:text-properties officeooo:rsid="005f39e8" officeooo:paragraph-rsid="007ef7ca"/>
    </style:style>
    <style:style style:name="P138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139" style:family="paragraph" style:parent-style-name="Table_20_Contents">
      <style:paragraph-properties fo:text-align="center" style:justify-single-word="false"/>
      <style:text-properties officeooo:rsid="006232e6" officeooo:paragraph-rsid="0078c4d7"/>
    </style:style>
    <style:style style:name="P140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141" style:family="paragraph" style:parent-style-name="Table_20_Contents">
      <style:text-properties officeooo:rsid="006232e6" officeooo:paragraph-rsid="006232e6"/>
    </style:style>
    <style:style style:name="P142" style:family="paragraph" style:parent-style-name="Table_20_Contents">
      <style:text-properties officeooo:rsid="006232e6" officeooo:paragraph-rsid="0078c4d7"/>
    </style:style>
    <style:style style:name="P143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144" style:family="paragraph" style:parent-style-name="Table_20_Contents">
      <style:paragraph-properties fo:text-align="center" style:justify-single-word="false"/>
      <style:text-properties officeooo:rsid="0063adbe" officeooo:paragraph-rsid="0078c4d7"/>
    </style:style>
    <style:style style:name="P145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146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147" style:family="paragraph" style:parent-style-name="Table_20_Contents">
      <style:paragraph-properties fo:text-align="center" style:justify-single-word="false"/>
      <style:text-properties officeooo:rsid="00664de8" officeooo:paragraph-rsid="0078c4d7"/>
    </style:style>
    <style:style style:name="P148" style:family="paragraph" style:parent-style-name="Table_20_Contents">
      <style:paragraph-properties fo:text-align="center" style:justify-single-word="false"/>
      <style:text-properties officeooo:rsid="00664de8" officeooo:paragraph-rsid="007ef7ca"/>
    </style:style>
    <style:style style:name="P149" style:family="paragraph" style:parent-style-name="Table_20_Contents">
      <style:text-properties officeooo:rsid="00705349" officeooo:paragraph-rsid="00705349"/>
    </style:style>
    <style:style style:name="P150" style:family="paragraph" style:parent-style-name="Table_20_Contents">
      <style:text-properties officeooo:rsid="0072af4f" officeooo:paragraph-rsid="0072af4f"/>
    </style:style>
    <style:style style:name="P151" style:family="paragraph" style:parent-style-name="Table_20_Contents">
      <style:text-properties officeooo:rsid="0072af4f" officeooo:paragraph-rsid="0078c4d7"/>
    </style:style>
    <style:style style:name="P152" style:family="paragraph" style:parent-style-name="Table_20_Contents">
      <style:text-properties officeooo:rsid="0072af4f" officeooo:paragraph-rsid="007ef7ca"/>
    </style:style>
    <style:style style:name="P153" style:family="paragraph" style:parent-style-name="Table_20_Contents">
      <style:text-properties officeooo:rsid="007435fb" officeooo:paragraph-rsid="007435fb"/>
    </style:style>
    <style:style style:name="P154" style:family="paragraph" style:parent-style-name="Table_20_Contents">
      <style:text-properties officeooo:rsid="007435fb" officeooo:paragraph-rsid="0078c4d7"/>
    </style:style>
    <style:style style:name="P155" style:family="paragraph" style:parent-style-name="Table_20_Contents">
      <style:text-properties officeooo:rsid="007435fb" officeooo:paragraph-rsid="007ef7ca"/>
    </style:style>
    <style:style style:name="P156" style:family="paragraph" style:parent-style-name="Table_20_Contents">
      <style:text-properties officeooo:rsid="0075f8d8" officeooo:paragraph-rsid="0075f8d8"/>
    </style:style>
    <style:style style:name="P157" style:family="paragraph" style:parent-style-name="Table_20_Contents">
      <style:text-properties officeooo:rsid="0075f8d8" officeooo:paragraph-rsid="0078c4d7"/>
    </style:style>
    <style:style style:name="P158" style:family="paragraph" style:parent-style-name="Table_20_Contents">
      <style:text-properties officeooo:rsid="0075f8d8" officeooo:paragraph-rsid="007ef7ca"/>
    </style:style>
    <style:style style:name="P159" style:family="paragraph" style:parent-style-name="Table_20_Contents">
      <style:text-properties officeooo:rsid="00777232" officeooo:paragraph-rsid="00777232"/>
    </style:style>
    <style:style style:name="P160" style:family="paragraph" style:parent-style-name="Table_20_Contents">
      <style:text-properties officeooo:rsid="00777232" officeooo:paragraph-rsid="0078c4d7"/>
    </style:style>
    <style:style style:name="P161" style:family="paragraph" style:parent-style-name="Table_20_Contents">
      <style:text-properties officeooo:rsid="00777232" officeooo:paragraph-rsid="007ef7ca"/>
    </style:style>
    <style:style style:name="P162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163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164" style:family="paragraph" style:parent-style-name="Table_20_Contents">
      <style:text-properties officeooo:rsid="0078e3b6" officeooo:paragraph-rsid="0078e3b6"/>
    </style:style>
    <style:style style:name="P165" style:family="paragraph" style:parent-style-name="Table_20_Contents">
      <style:text-properties officeooo:rsid="0078e3b6" officeooo:paragraph-rsid="007ef7ca"/>
    </style:style>
    <style:style style:name="P166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167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168" style:family="paragraph" style:parent-style-name="Table_20_Contents">
      <style:text-properties officeooo:rsid="007a820b" officeooo:paragraph-rsid="007a820b"/>
    </style:style>
    <style:style style:name="P169" style:family="paragraph" style:parent-style-name="Table_20_Contents">
      <style:text-properties officeooo:rsid="007a820b" officeooo:paragraph-rsid="007ef7ca"/>
    </style:style>
    <style:style style:name="P170" style:family="paragraph" style:parent-style-name="Table_20_Contents">
      <style:text-properties officeooo:rsid="0080103f" officeooo:paragraph-rsid="0080103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18" style:family="text">
      <style:text-properties officeooo:rsid="003c6a3c"/>
    </style:style>
    <style:style style:name="T19" style:family="text">
      <style:text-properties officeooo:rsid="003ddcbb"/>
    </style:style>
    <style:style style:name="T20" style:family="text">
      <style:text-properties officeooo:rsid="0040a1ec"/>
    </style:style>
    <style:style style:name="T21" style:family="text">
      <style:text-properties officeooo:rsid="00424429"/>
    </style:style>
    <style:style style:name="T22" style:family="text">
      <style:text-properties officeooo:rsid="0043a449"/>
    </style:style>
    <style:style style:name="T23" style:family="text">
      <style:text-properties officeooo:rsid="00474a17"/>
    </style:style>
    <style:style style:name="T24" style:family="text">
      <style:text-properties officeooo:rsid="0048d04d"/>
    </style:style>
    <style:style style:name="T25" style:family="text">
      <style:text-properties officeooo:rsid="00490090"/>
    </style:style>
    <style:style style:name="T26" style:family="text">
      <style:text-properties officeooo:rsid="0049be94"/>
    </style:style>
    <style:style style:name="T27" style:family="text">
      <style:text-properties officeooo:rsid="004a3cb2"/>
    </style:style>
    <style:style style:name="T28" style:family="text">
      <style:text-properties officeooo:rsid="004a59a7"/>
    </style:style>
    <style:style style:name="T29" style:family="text">
      <style:text-properties officeooo:rsid="004acf3f"/>
    </style:style>
    <style:style style:name="T30" style:family="text">
      <style:text-properties officeooo:rsid="004b1523"/>
    </style:style>
    <style:style style:name="T31" style:family="text">
      <style:text-properties officeooo:rsid="004da29b"/>
    </style:style>
    <style:style style:name="T32" style:family="text">
      <style:text-properties fo:font-weight="bold" officeooo:rsid="004da29b" style:font-weight-asian="bold" style:font-weight-complex="bold"/>
    </style:style>
    <style:style style:name="T33" style:family="text">
      <style:text-properties fo:font-weight="bold" officeooo:rsid="000a0ba2" style:font-weight-asian="bold" style:font-weight-complex="bold"/>
    </style:style>
    <style:style style:name="T34" style:family="text">
      <style:text-properties fo:font-weight="bold" officeooo:rsid="004a3cb2" style:font-weight-asian="bold" style:font-weight-complex="bold"/>
    </style:style>
    <style:style style:name="T35" style:family="text">
      <style:text-properties fo:font-weight="bold" officeooo:rsid="0052cdb1" style:font-weight-asian="bold" style:font-weight-complex="bold"/>
    </style:style>
    <style:style style:name="T36" style:family="text">
      <style:text-properties officeooo:rsid="0050ffb3"/>
    </style:style>
    <style:style style:name="T37" style:family="text">
      <style:text-properties officeooo:rsid="0056849c"/>
    </style:style>
    <style:style style:name="T38" style:family="text">
      <style:text-properties officeooo:rsid="005908c0"/>
    </style:style>
    <style:style style:name="T39" style:family="text">
      <style:text-properties officeooo:rsid="005ade35"/>
    </style:style>
    <style:style style:name="T40" style:family="text">
      <style:text-properties fo:font-size="12pt" officeooo:rsid="003c6a3c" style:font-size-asian="12pt" style:font-size-complex="12pt"/>
    </style:style>
    <style:style style:name="T41" style:family="text">
      <style:text-properties officeooo:rsid="005ba7be"/>
    </style:style>
    <style:style style:name="T42" style:family="text">
      <style:text-properties officeooo:rsid="00633b63"/>
    </style:style>
    <style:style style:name="T43" style:family="text">
      <style:text-properties officeooo:rsid="006dc825"/>
    </style:style>
    <style:style style:name="T44" style:family="text">
      <style:text-properties officeooo:rsid="00741fe3"/>
    </style:style>
    <style:style style:name="T45" style:family="text">
      <style:text-properties officeooo:rsid="00755b6a"/>
    </style:style>
    <style:style style:name="T46" style:family="text">
      <style:text-properties officeooo:rsid="00776840"/>
    </style:style>
    <style:style style:name="T47" style:family="text">
      <style:text-properties officeooo:rsid="007a820b"/>
    </style:style>
    <style:style style:name="T48" style:family="text">
      <style:text-properties officeooo:rsid="007d26de"/>
    </style:style>
    <style:style style:name="T49" style:family="text">
      <style:text-properties officeooo:rsid="007dd9ea"/>
    </style:style>
    <style:style style:name="T50" style:family="text">
      <style:text-properties officeooo:rsid="007f399d"/>
    </style:style>
    <style:style style:name="T51" style:family="text">
      <style:text-properties officeooo:rsid="00816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/<text:span text:style-name="T18">user</text:span></text:p>
      <text:p text:style-name="P1"/>
      <text:p text:style-name="P31">A co<text:span text:style-name="T19">llection of the users being managed by the Chantico server.</text:span></text:p>
      <text:p text:style-name="P21"/>
      <text:p text:style-name="P2"><text:span text:style-name="T1">Supported Request </text:span><text:span text:style-name="T2">M</text:span><text:span text:style-name="T1">ethods</text:span></text:p>
      <text:p text:style-name="P21"/>
      <text:p text:style-name="P33">GET – Returns a list of managed users</text:p>
      <text:p text:style-name="P22">POST – <text:span text:style-name="T20">Adds a new managed user to the server</text:span></text:p>
      <text:p text:style-name="P22"/>
      <text:p text:style-name="P6"><text:span text:style-name="T1">Supported </text:span><text:span text:style-name="T2">F</text:span><text:span text:style-name="T1">ormats</text:span></text:p>
      <text:p text:style-name="P6"/>
      <text:p text:style-name="P25">json</text:p>
      <text:p text:style-name="P25"/>
      <text:p text:style-name="P73">Authentication</text:p>
      <text:p text:style-name="P6"/>
      <text:p text:style-name="P36">Basic <text:span text:style-name="T21">(Only Chantico root user can list or create users)</text:span></text:p>
      <text:p text:style-name="P37"/>
      <text:p text:style-name="P18">Query Parameters (GET)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6">Name</text:p>
          </table:table-cell>
          <table:table-cell table:style-name="Table2.A1" office:value-type="string">
            <text:p text:style-name="P84">Inclusion</text:p>
          </table:table-cell>
          <table:table-cell table:style-name="Table2.C1" office:value-type="string">
            <text:p text:style-name="P86">Description</text:p>
          </table:table-cell>
        </table:table-row>
        <table:table-row>
          <table:table-cell table:style-name="Table2.A2" office:value-type="string">
            <text:p text:style-name="P99">page</text:p>
          </table:table-cell>
          <table:table-cell table:style-name="Table2.A2" office:value-type="string">
            <text:p text:style-name="P90">required</text:p>
          </table:table-cell>
          <table:table-cell table:style-name="Table2.C2" office:value-type="string">
            <text:p text:style-name="P99"><text:span text:style-name="T23">Which </text:span>page of a paginated user list <text:span text:style-name="T23">to return</text:span>.</text:p>
          </table:table-cell>
        </table:table-row>
        <table:table-row>
          <table:table-cell table:style-name="Table2.A2" office:value-type="string">
            <text:p text:style-name="P99">results</text:p>
          </table:table-cell>
          <table:table-cell table:style-name="Table2.A2" office:value-type="string">
            <text:p text:style-name="P90">required</text:p>
          </table:table-cell>
          <table:table-cell table:style-name="Table2.C2" office:value-type="string">
            <text:p text:style-name="P99">The number of users to include in the result.</text:p>
          </table:table-cell>
        </table:table-row>
      </table:table>
      <text:p text:style-name="P3"/>
      <text:p text:style-name="P16">Arguments <text:span text:style-name="T22">(POST)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2">Name</text:p>
          </table:table-cell>
          <table:table-cell table:style-name="Table1.A1" office:value-type="string">
            <text:p text:style-name="P83">Inclusion</text:p>
          </table:table-cell>
          <table:table-cell table:style-name="Table1.C1" office:value-type="string">
            <text:p text:style-name="P82">Description</text:p>
          </table:table-cell>
        </table:table-row>
        <table:table-row>
          <table:table-cell table:style-name="Table1.A2" office:value-type="string">
            <text:p text:style-name="P88">username</text:p>
          </table:table-cell>
          <table:table-cell table:style-name="Table1.A2" office:value-type="string">
            <text:p text:style-name="P89">required</text:p>
          </table:table-cell>
          <table:table-cell table:style-name="Table1.C2" office:value-type="string">
            <text:p text:style-name="P97">A unique string <text:span text:style-name="T24">with which</text:span> to identify this user.</text:p>
          </table:table-cell>
        </table:table-row>
        <table:table-row>
          <table:table-cell table:style-name="Table1.A2" office:value-type="string">
            <text:p text:style-name="P88">authentication</text:p>
          </table:table-cell>
          <table:table-cell table:style-name="Table1.A2" office:value-type="string">
            <text:p text:style-name="P89">required</text:p>
          </table:table-cell>
          <table:table-cell table:style-name="Table1.C2" office:value-type="string">
            <text:p text:style-name="P88">An MD5 <text:span text:style-name="T21">h</text:span>ash of the token <text:span text:style-name="T25">need</text:span>ed to authenticate this user.</text:p>
          </table:table-cell>
        </table:table-row>
        <table:table-row>
          <table:table-cell table:style-name="Table1.A2" office:value-type="string">
            <text:p text:style-name="P78">role</text:p>
          </table:table-cell>
          <table:table-cell table:style-name="Table1.A2" office:value-type="string">
            <text:p text:style-name="P79">required</text:p>
          </table:table-cell>
          <table:table-cell table:style-name="Table1.C2" office:value-type="string">
            <text:p text:style-name="P78">Indicates the type of access <text:span text:style-name="T22">Chantico should request for this user</text:span>.</text:p>
          </table:table-cell>
        </table:table-row>
        <table:table-row>
          <table:table-cell table:style-name="Table1.A2" office:value-type="string">
            <text:p text:style-name="P93">options</text:p>
          </table:table-cell>
          <table:table-cell table:style-name="Table1.A2" office:value-type="string">
            <text:p text:style-name="P95">optional</text:p>
          </table:table-cell>
          <table:table-cell table:style-name="Table1.C2" office:value-type="string">
            <text:p text:style-name="P97"><text:span text:style-name="T37">A</text:span>dditional <text:span text:style-name="T26">directives </text:span>for requesting <text:span text:style-name="T37">API access from the</text:span> server.</text:p>
          </table:table-cell>
        </table:table-row>
      </table:table>
      <text:p text:style-name="P28"/>
      <text:p text:style-name="P109">Response Errors</text:p>
      <text:p text:style-name="P10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7">Error</text:p>
          </table:table-cell>
          <table:table-cell table:style-name="Table3.A1" office:value-type="string">
            <text:p text:style-name="P127">Reason</text:p>
          </table:table-cell>
          <table:table-cell table:style-name="Table3.C1" office:value-type="string">
            <text:p text:style-name="P123">Description</text:p>
          </table:table-cell>
        </table:table-row>
        <table:table-row>
          <table:table-cell table:style-name="Table3.A2" office:value-type="string">
            <text:p text:style-name="P132">400</text:p>
          </table:table-cell>
          <table:table-cell table:style-name="Table3.A2" office:value-type="string">
            <text:p text:style-name="P132">Bad Request</text:p>
          </table:table-cell>
          <table:table-cell table:style-name="Table3.C2" office:value-type="string">
            <text:p text:style-name="P135"><text:span text:style-name="T44">The request body is not valid JSON or</text:span> <text:span text:style-name="T43">some </text:span>required arguments have not been supplied <text:span text:style-name="T43">(POST only)</text:span>.</text:p>
          </table:table-cell>
        </table:table-row>
        <table:table-row>
          <table:table-cell table:style-name="Table3.A2" office:value-type="string">
            <text:p text:style-name="P132">401</text:p>
          </table:table-cell>
          <table:table-cell table:style-name="Table3.A2" office:value-type="string">
            <text:p text:style-name="P132">Unauthorized</text:p>
          </table:table-cell>
          <table:table-cell table:style-name="Table3.C2" office:value-type="string">
            <text:p text:style-name="P131">The 'Authori<text:span text:style-name="T42">z</text:span>ation' header is missing and must be supplied.</text:p>
          </table:table-cell>
        </table:table-row>
        <table:table-row>
          <table:table-cell table:style-name="Table3.A2" office:value-type="string">
            <text:p text:style-name="P132">403</text:p>
          </table:table-cell>
          <table:table-cell table:style-name="Table3.A2" office:value-type="string">
            <text:p text:style-name="P132">Forbidden</text:p>
          </table:table-cell>
          <table:table-cell table:style-name="Table3.C2" office:value-type="string">
            <text:p text:style-name="P149"><text:span text:style-name="T44">A</text:span>n authorised user <text:span text:style-name="T44">other than the Chantico root</text:span> request<text:span text:style-name="T44">ed</text:span> this resource.</text:p>
          </table:table-cell>
        </table:table-row>
        <table:table-row>
          <table:table-cell table:style-name="Table3.A2" office:value-type="string">
            <text:p text:style-name="P138">405</text:p>
          </table:table-cell>
          <table:table-cell table:style-name="Table3.A2" office:value-type="string">
            <text:p text:style-name="P138">Method Not Allowed</text:p>
          </table:table-cell>
          <table:table-cell table:style-name="Table3.C2" office:value-type="string">
            <text:p text:style-name="P141"><text:span text:style-name="T44">T</text:span>he request method <text:span text:style-name="T44">was not one of:</text:span> GET, POST.</text:p>
          </table:table-cell>
        </table:table-row>
        <table:table-row>
          <table:table-cell table:style-name="Table3.A2" office:value-type="string">
            <text:p text:style-name="P143">406</text:p>
          </table:table-cell>
          <table:table-cell table:style-name="Table3.A2" office:value-type="string">
            <text:p text:style-name="P143">Not Acceptable</text:p>
          </table:table-cell>
          <table:table-cell table:style-name="Table3.C2" office:value-type="string">
            <text:p text:style-name="P150">The client specifies an 'Accept' header that does not include JSON.</text:p>
          </table:table-cell>
        </table:table-row>
      </table:table>
      <text:p text:style-name="P106"/>
      <text:p text:style-name="P9"/>
      <text:p text:style-name="P120">Example<text:span text:style-name="T9">s</text:span></text:p>
      <text:p text:style-name="P9"/>
      <text:p text:style-name="P9">POST /<text:span text:style-name="T27">user</text:span></text:p>
      <text:p text:style-name="P9"/>
      <text:p text:style-name="P9">Request <text:span text:style-name="T8">Body</text:span>:</text:p>
      <text:p text:style-name="P45">{</text:p>
      <text:p text:style-name="P46"><text:tab/>“<text:span text:style-name="T28">username”:”user_x”</text:span></text:p>
      <text:p text:style-name="P59"><text:tab/>“password”:”5f4dcc3b5aa765d61d8327deb882cf99”</text:p>
      <text:p text:style-name="P46"><text:tab/>“<text:span text:style-name="T8">role”:“3”</text:span></text:p>
      <text:p text:style-name="P45">}</text:p>
      <text:p text:style-name="P45"/>
      <text:p text:style-name="P63">Response Body:</text:p>
      <text:p text:style-name="P54">{</text:p>
      <text:p text:style-name="P6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68"><text:span text:style-name="T10"><text:tab/></text:span><text:span text:style-name="T12">“username”:”user_x”,</text:span></text:p>
      <text:p text:style-name="P47"><text:tab/>“<text:span text:style-name="T8">role”:“3”,</text:span></text:p>
      <text:p text:style-name="P48"><text:tab/>“<text:span text:style-name="T29">tokens”:“</text:span><text:a xlink:type="simple" xlink:href="https://api.doga.gov/1.0/user/1421427848"><text:span text:style-name="T29">https://api.doga.gov/1.0/user/1421427848/tokens</text:span></text:a><text:span text:style-name="T29">”</text:span></text:p>
      <text:p text:style-name="P54">}</text:p>
      <text:p text:style-name="P100">/<text:span text:style-name="T18">user/{user_id}</text:span></text:p>
      <text:p text:style-name="P15"/>
      <text:p text:style-name="P32">A <text:span text:style-name="T30">user who's API access is being managed by Chantico.</text:span></text:p>
      <text:p text:style-name="P23"/>
      <text:p text:style-name="P4"><text:span text:style-name="T1">Supported Request </text:span><text:span text:style-name="T2">M</text:span><text:span text:style-name="T1">ethods</text:span></text:p>
      <text:p text:style-name="P23"/>
      <text:p text:style-name="P34">GET – Returns <text:span text:style-name="T30">a representation of the user resource</text:span></text:p>
      <text:p text:style-name="P23">P<text:span text:style-name="T30">UT</text:span> – <text:span text:style-name="T30">Modifies and existing user resource</text:span></text:p>
      <text:p text:style-name="P41">DELETE – Deletes a user resource, thereby revoking its API access.</text:p>
      <text:p text:style-name="P23"/>
      <text:p text:style-name="P7"><text:span text:style-name="T1">Supported </text:span><text:span text:style-name="T2">F</text:span><text:span text:style-name="T1">ormats</text:span></text:p>
      <text:p text:style-name="P7"/>
      <text:p text:style-name="P26">json</text:p>
      <text:p text:style-name="P26"/>
      <text:p text:style-name="P74">Authentication</text:p>
      <text:p text:style-name="P7"/>
      <text:p text:style-name="P38">Basic</text:p>
      <text:p text:style-name="P4"/>
      <text:p text:style-name="P17">Arguments <text:span text:style-name="T22">(PUT)</text:span>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7">Name</text:p>
          </table:table-cell>
          <table:table-cell table:style-name="Table4.A1" office:value-type="string">
            <text:p text:style-name="P85">Inclusion</text:p>
          </table:table-cell>
          <table:table-cell table:style-name="Table4.C1" office:value-type="string">
            <text:p text:style-name="P87">Description</text:p>
          </table:table-cell>
        </table:table-row>
        <table:table-row>
          <table:table-cell table:style-name="Table4.A2" office:value-type="string">
            <text:p text:style-name="P92">username</text:p>
          </table:table-cell>
          <table:table-cell table:style-name="Table4.A2" office:value-type="string">
            <text:p text:style-name="P91">required</text:p>
          </table:table-cell>
          <table:table-cell table:style-name="Table4.C2" office:value-type="string">
            <text:p text:style-name="P98">A unique string <text:span text:style-name="T24">with which</text:span> to identify this user.</text:p>
          </table:table-cell>
        </table:table-row>
        <table:table-row>
          <table:table-cell table:style-name="Table4.A2" office:value-type="string">
            <text:p text:style-name="P92">authentication</text:p>
          </table:table-cell>
          <table:table-cell table:style-name="Table4.A2" office:value-type="string">
            <text:p text:style-name="P91">required</text:p>
          </table:table-cell>
          <table:table-cell table:style-name="Table4.C2" office:value-type="string">
            <text:p text:style-name="P92">An MD5 <text:span text:style-name="T21">h</text:span>ash of the token <text:span text:style-name="T25">need</text:span>ed to authenticate this user.</text:p>
          </table:table-cell>
        </table:table-row>
        <table:table-row>
          <table:table-cell table:style-name="Table4.A2" office:value-type="string">
            <text:p text:style-name="P81">role</text:p>
          </table:table-cell>
          <table:table-cell table:style-name="Table4.A2" office:value-type="string">
            <text:p text:style-name="P80">required</text:p>
          </table:table-cell>
          <table:table-cell table:style-name="Table4.C2" office:value-type="string">
            <text:p text:style-name="P81">Indicates the type of access <text:span text:style-name="T22">Chantico should request for this user</text:span>.</text:p>
          </table:table-cell>
        </table:table-row>
        <table:table-row>
          <table:table-cell table:style-name="Table4.A2" office:value-type="string">
            <text:p text:style-name="P94">options</text:p>
          </table:table-cell>
          <table:table-cell table:style-name="Table4.A2" office:value-type="string">
            <text:p text:style-name="P96">optional</text:p>
          </table:table-cell>
          <table:table-cell table:style-name="Table4.C2" office:value-type="string">
            <text:p text:style-name="P98">Provides additional <text:span text:style-name="T26">directives </text:span>for Chantico to use when <text:span text:style-name="T31">modifying the</text:span> user<text:span text:style-name="T31">'s</text:span> <text:span text:style-name="T31">API </text:span>access.</text:p>
          </table:table-cell>
        </table:table-row>
      </table:table>
      <text:p text:style-name="P29"/>
      <text:p text:style-name="P110">Response Errors</text:p>
      <text:p text:style-name="P1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8">Error</text:p>
          </table:table-cell>
          <table:table-cell table:style-name="Table5.A1" office:value-type="string">
            <text:p text:style-name="P128">Reason</text:p>
          </table:table-cell>
          <table:table-cell table:style-name="Table5.C1" office:value-type="string">
            <text:p text:style-name="P124">Description</text:p>
          </table:table-cell>
        </table:table-row>
        <table:table-row>
          <table:table-cell table:style-name="Table5.A2" office:value-type="string">
            <text:p text:style-name="P132">400</text:p>
          </table:table-cell>
          <table:table-cell table:style-name="Table5.A2" office:value-type="string">
            <text:p text:style-name="P132">Bad Request</text:p>
          </table:table-cell>
          <table:table-cell table:style-name="Table5.C2" office:value-type="string">
            <text:p text:style-name="P135"><text:span text:style-name="T44">The request body is not valid JSON or</text:span> <text:span text:style-name="T43">some </text:span>required arguments have not been supplied <text:span text:style-name="T43">(PUT only)</text:span>.</text:p>
          </table:table-cell>
        </table:table-row>
        <table:table-row>
          <table:table-cell table:style-name="Table5.A2" office:value-type="string">
            <text:p text:style-name="P132">401</text:p>
          </table:table-cell>
          <table:table-cell table:style-name="Table5.A2" office:value-type="string">
            <text:p text:style-name="P132">Unauthorized</text:p>
          </table:table-cell>
          <table:table-cell table:style-name="Table5.C2" office:value-type="string">
            <text:p text:style-name="P131">The 'Authori<text:span text:style-name="T42">z</text:span>ation' header is missing and must be supplied.</text:p>
          </table:table-cell>
        </table:table-row>
        <table:table-row>
          <table:table-cell table:style-name="Table5.A2" office:value-type="string">
            <text:p text:style-name="P132">403</text:p>
          </table:table-cell>
          <table:table-cell table:style-name="Table5.A2" office:value-type="string">
            <text:p text:style-name="P132">Forbidden</text:p>
          </table:table-cell>
          <table:table-cell table:style-name="Table5.C2" office:value-type="string">
            <text:p text:style-name="P153">The request authorisation did not include the requested user's id and password.</text:p>
          </table:table-cell>
        </table:table-row>
        <table:table-row>
          <table:table-cell table:style-name="Table5.A2" office:value-type="string">
            <text:p text:style-name="P162">404</text:p>
          </table:table-cell>
          <table:table-cell table:style-name="Table5.A2" office:value-type="string">
            <text:p text:style-name="P162">Not Found</text:p>
          </table:table-cell>
          <table:table-cell table:style-name="Table5.C2" office:value-type="string">
            <text:p text:style-name="P164"><text:span text:style-name="T47">No</text:span> user resource presently exist<text:span text:style-name="T47">s at the request URI</text:span>.</text:p>
          </table:table-cell>
        </table:table-row>
        <table:table-row>
          <table:table-cell table:style-name="Table5.A2" office:value-type="string">
            <text:p text:style-name="P138">405</text:p>
          </table:table-cell>
          <table:table-cell table:style-name="Table5.A2" office:value-type="string">
            <text:p text:style-name="P138">Method Not Allowed</text:p>
          </table:table-cell>
          <table:table-cell table:style-name="Table5.C2" office:value-type="string">
            <text:p text:style-name="P141"><text:span text:style-name="T44">T</text:span>he request method <text:span text:style-name="T44">was not one of:</text:span> GET, <text:span text:style-name="T45">PUT, DELETE</text:span>.</text:p>
          </table:table-cell>
        </table:table-row>
        <table:table-row>
          <table:table-cell table:style-name="Table5.A2" office:value-type="string">
            <text:p text:style-name="P143">406</text:p>
          </table:table-cell>
          <table:table-cell table:style-name="Table5.A2" office:value-type="string">
            <text:p text:style-name="P143">Not Acceptable</text:p>
          </table:table-cell>
          <table:table-cell table:style-name="Table5.C2" office:value-type="string">
            <text:p text:style-name="P150">The client specifies an 'Accept' header that does not include JSON.</text:p>
          </table:table-cell>
        </table:table-row>
        <table:table-row>
          <table:table-cell table:style-name="Table5.A2" office:value-type="string">
            <text:p text:style-name="P146">409</text:p>
          </table:table-cell>
          <table:table-cell table:style-name="Table5.A2" office:value-type="string">
            <text:p text:style-name="P146">Conflict</text:p>
          </table:table-cell>
          <table:table-cell table:style-name="Table5.C2" office:value-type="string">
            <text:p text:style-name="P156">The user's state has changed after the client requested the resource, but before a request to update or delete <text:span text:style-name="T46">the user </text:span>was received.</text:p>
          </table:table-cell>
        </table:table-row>
        <table:table-row>
          <table:table-cell table:style-name="Table5.A2" office:value-type="string">
            <text:p text:style-name="P166">410</text:p>
          </table:table-cell>
          <table:table-cell table:style-name="Table5.A2" office:value-type="string">
            <text:p text:style-name="P166">Gone</text:p>
          </table:table-cell>
          <table:table-cell table:style-name="Table5.C2" office:value-type="string">
            <text:p text:style-name="P168">A user resource <text:span text:style-name="T48">o</text:span>nce existed <text:span text:style-name="T48">at this URI</text:span>, but does not anymore, <text:span text:style-name="T49">and will not at any point in the future</text:span>.</text:p>
          </table:table-cell>
        </table:table-row>
        <table:table-row>
          <table:table-cell table:style-name="Table5.A2" office:value-type="string">
            <text:p text:style-name="P146">412</text:p>
          </table:table-cell>
          <table:table-cell table:style-name="Table5.A2" office:value-type="string">
            <text:p text:style-name="P146">Precondition Failed</text:p>
          </table:table-cell>
          <table:table-cell table:style-name="Table5.C2" office:value-type="string">
            <text:p text:style-name="P159">The user's state has changed since the specified Modified-Date and ETag were issued.</text:p>
          </table:table-cell>
        </table:table-row>
      </table:table>
      <text:p text:style-name="P108"/>
      <text:p text:style-name="P10"/>
      <text:p text:style-name="P121">Example<text:span text:style-name="T9">s</text:span></text:p>
      <text:p text:style-name="P10"/>
      <text:p text:style-name="P76"><text:span text:style-name="T32">GE</text:span><text:span text:style-name="T33">T /</text:span><text:span text:style-name="T34">user/</text:span><text:span text:style-name="T17">1421427848</text:span></text:p>
      <text:p text:style-name="P49"/>
      <text:p text:style-name="P64">Response Body:</text:p>
      <text:p text:style-name="P64"/>
      <text:p text:style-name="P55">{</text:p>
      <text:p text:style-name="P6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69"><text:span text:style-name="T10"><text:tab/></text:span><text:span text:style-name="T12">“username”:”user_x”,</text:span></text:p>
      <text:p text:style-name="P49"><text:tab/>“<text:span text:style-name="T8">role”:“3”,</text:span></text:p>
      <text:p text:style-name="P49"><text:tab/>“<text:span text:style-name="T29">tokens”:“</text:span><text:a xlink:type="simple" xlink:href="https://api.doga.gov/1.0/user/1421427848"><text:span text:style-name="T29">https://api.doga.gov/1.0/user/1421427848/tokens</text:span></text:a><text:span text:style-name="T29">”</text:span></text:p>
      <text:p text:style-name="P102">}</text:p>
      <text:p text:style-name="P102"/>
      <text:p text:style-name="P113"><text:span text:style-name="T31">PUT /user/</text:span><text:span text:style-name="T11">1421427848</text:span></text:p>
      <text:p text:style-name="P11"/>
      <text:p text:style-name="P11">Request <text:span text:style-name="T8">Body</text:span>:</text:p>
      <text:p text:style-name="P11"/>
      <text:p text:style-name="P50">{</text:p>
      <text:p text:style-name="P50"><text:tab/>“<text:span text:style-name="T28">username”:”user_y”</text:span></text:p>
      <text:p text:style-name="P60"><text:tab/>“password”:”<text:span text:style-name="T36">ac1ef17c2db40995e9fdd40b04a5a649</text:span>”</text:p>
      <text:p text:style-name="P50"><text:tab/>“<text:span text:style-name="T8">role”:“3”,</text:span></text:p>
      <text:p text:style-name="P61"><text:tab/>“options”:</text:p>
      <text:p text:style-name="P61"><text:tab/>{</text:p>
      <text:p text:style-name="P61"><text:tab/><text:tab/>“rate-limit”:”1000”</text:p>
      <text:p text:style-name="P61"><text:tab/>}</text:p>
      <text:p text:style-name="P50">}</text:p>
      <text:p text:style-name="P50"/>
      <text:p text:style-name="P65">Response Body:</text:p>
      <text:p text:style-name="P65"/>
      <text:p text:style-name="P56">{</text:p>
      <text:p text:style-name="P7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70"><text:span text:style-name="T10"><text:tab/></text:span><text:span text:style-name="T12">“username”:”user_</text:span><text:span text:style-name="T16">y</text:span><text:span text:style-name="T12">”,</text:span></text:p>
      <text:p text:style-name="P50"><text:tab/>“<text:span text:style-name="T8">role”:“3”,</text:span></text:p>
      <text:p text:style-name="P50"><text:tab/>“<text:span text:style-name="T29">tokens”:“</text:span><text:a xlink:type="simple" xlink:href="https://api.doga.gov/1.0/user/1421427848"><text:span text:style-name="T29">https://api.doga.gov/1.0/user/1421427848/tokens</text:span></text:a><text:span text:style-name="T29">”</text:span></text:p>
      <text:p text:style-name="P103">}</text:p>
      <text:p text:style-name="P12"/>
      <text:p text:style-name="P77"><text:span text:style-name="T35">DELETE</text:span><text:span text:style-name="T33"> /</text:span><text:span text:style-name="T34">user/</text:span><text:span text:style-name="T17">1421427848</text:span></text:p>
      <text:p text:style-name="P51"/>
      <text:p text:style-name="P66">Response Body:</text:p>
      <text:p text:style-name="P66"/>
      <text:p text:style-name="P57">{</text:p>
      <text:p text:style-name="P71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03">}</text:p>
      <text:p text:style-name="P101">/<text:span text:style-name="T18">user/{user_id}/tokens</text:span></text:p>
      <text:p text:style-name="P19"/>
      <text:p text:style-name="P42">Valid API access tokens for the specified user. Read-Only.</text:p>
      <text:p text:style-name="P24"/>
      <text:p text:style-name="P5"><text:span text:style-name="T1">Supported Request </text:span><text:span text:style-name="T2">M</text:span><text:span text:style-name="T1">ethods</text:span></text:p>
      <text:p text:style-name="P24"/>
      <text:p text:style-name="P35">GET – Returns <text:span text:style-name="T38">a set of valid API tokens for the user, if access has not been revoked by the server.</text:span></text:p>
      <text:p text:style-name="P24"/>
      <text:p text:style-name="P8"><text:span text:style-name="T1">Supported </text:span><text:span text:style-name="T2">F</text:span><text:span text:style-name="T1">ormats</text:span></text:p>
      <text:p text:style-name="P8"/>
      <text:p text:style-name="P27">json</text:p>
      <text:p text:style-name="P27"/>
      <text:p text:style-name="P75">Authentication</text:p>
      <text:p text:style-name="P8"/>
      <text:p text:style-name="P39">Basic</text:p>
      <text:p text:style-name="P30"/>
      <text:p text:style-name="P20">Query Parameters</text:p>
      <text:p text:style-name="P20"/>
      <text:p text:style-name="P43">None</text:p>
      <text:p text:style-name="P43"/>
      <text:p text:style-name="P20">Arguments</text:p>
      <text:p text:style-name="P43"/>
      <text:p text:style-name="P43">None</text:p>
      <text:p text:style-name="P115"/>
      <text:p text:style-name="P112">Response Errors</text:p>
      <text:p text:style-name="P11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0">Error</text:p>
          </table:table-cell>
          <table:table-cell table:style-name="Table6.A1" office:value-type="string">
            <text:p text:style-name="P130">Reason</text:p>
          </table:table-cell>
          <table:table-cell table:style-name="Table6.C1" office:value-type="string">
            <text:p text:style-name="P126">Description</text:p>
          </table:table-cell>
        </table:table-row>
        <table:table-row>
          <table:table-cell table:style-name="Table6.A2" office:value-type="string">
            <text:p text:style-name="P134">401</text:p>
          </table:table-cell>
          <table:table-cell table:style-name="Table6.A2" office:value-type="string">
            <text:p text:style-name="P134">Unauthorized</text:p>
          </table:table-cell>
          <table:table-cell table:style-name="Table6.C2" office:value-type="string">
            <text:p text:style-name="P137">The 'Authori<text:span text:style-name="T42">z</text:span>ation' header is missing and must be supplied.</text:p>
          </table:table-cell>
        </table:table-row>
        <table:table-row>
          <table:table-cell table:style-name="Table6.A2" office:value-type="string">
            <text:p text:style-name="P134">403</text:p>
          </table:table-cell>
          <table:table-cell table:style-name="Table6.A2" office:value-type="string">
            <text:p text:style-name="P134">Forbidden</text:p>
          </table:table-cell>
          <table:table-cell table:style-name="Table6.C2" office:value-type="string">
            <text:p text:style-name="P155">The request authorisation did not include the requested user's id and password.</text:p>
          </table:table-cell>
        </table:table-row>
        <table:table-row>
          <table:table-cell table:style-name="Table6.A2" office:value-type="string">
            <text:p text:style-name="P163">404</text:p>
          </table:table-cell>
          <table:table-cell table:style-name="Table6.A2" office:value-type="string">
            <text:p text:style-name="P163">Not Found</text:p>
          </table:table-cell>
          <table:table-cell table:style-name="Table6.C2" office:value-type="string">
            <text:p text:style-name="P165"><text:span text:style-name="T47">No</text:span> <text:span text:style-name="T50">token</text:span> resource presently exist <text:span text:style-name="T50">at the request URI</text:span>.</text:p>
          </table:table-cell>
        </table:table-row>
        <table:table-row>
          <table:table-cell table:style-name="Table6.A2" office:value-type="string">
            <text:p text:style-name="P140">405</text:p>
          </table:table-cell>
          <table:table-cell table:style-name="Table6.A2" office:value-type="string">
            <text:p text:style-name="P140">Method Not Allowed</text:p>
          </table:table-cell>
          <table:table-cell table:style-name="Table6.C2" office:value-type="string">
            <text:p text:style-name="P170">A non-GET request was received by the <text:span text:style-name="T51">s</text:span>erver</text:p>
          </table:table-cell>
        </table:table-row>
        <table:table-row>
          <table:table-cell table:style-name="Table6.A2" office:value-type="string">
            <text:p text:style-name="P145">406</text:p>
          </table:table-cell>
          <table:table-cell table:style-name="Table6.A2" office:value-type="string">
            <text:p text:style-name="P145">Not Acceptable</text:p>
          </table:table-cell>
          <table:table-cell table:style-name="Table6.C2" office:value-type="string">
            <text:p text:style-name="P152">The client specifies an 'Accept' header that does not include JSON.</text:p>
          </table:table-cell>
        </table:table-row>
        <table:table-row>
          <table:table-cell table:style-name="Table6.A2" office:value-type="string">
            <text:p text:style-name="P167">410</text:p>
          </table:table-cell>
          <table:table-cell table:style-name="Table6.A2" office:value-type="string">
            <text:p text:style-name="P167">Gone</text:p>
          </table:table-cell>
          <table:table-cell table:style-name="Table6.C2" office:value-type="string">
            <text:p text:style-name="P169">A <text:span text:style-name="T51">token</text:span> resource <text:span text:style-name="T48">o</text:span>nce existed <text:span text:style-name="T48">at this URI</text:span>, but does not anymore, <text:span text:style-name="T49">and will not at any point in the future</text:span>.</text:p>
          </table:table-cell>
        </table:table-row>
        <table:table-row>
          <table:table-cell table:style-name="Table6.A2" office:value-type="string">
            <text:p text:style-name="P148">412</text:p>
          </table:table-cell>
          <table:table-cell table:style-name="Table6.A2" office:value-type="string">
            <text:p text:style-name="P148">Precondition Failed</text:p>
          </table:table-cell>
          <table:table-cell table:style-name="Table6.C2" office:value-type="string">
            <text:p text:style-name="P161">The user's state has changed since the specified Modified-Date and ETag were issued.</text:p>
          </table:table-cell>
        </table:table-row>
      </table:table>
      <text:p text:style-name="P104"/>
      <text:p text:style-name="P118"/>
      <text:p text:style-name="P119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122">Example<text:span text:style-name="T9">s</text:span></text:p>
      <text:p text:style-name="P13"/>
      <text:p text:style-name="P14"><text:span text:style-name="T39">GE</text:span>T /<text:span text:style-name="T27">user/</text:span><text:span text:style-name="T11">1421427848</text:span><text:span text:style-name="T40">/tokens</text:span></text:p>
      <text:p text:style-name="P52"/>
      <text:p text:style-name="P67">Response Body:</text:p>
      <text:p text:style-name="P67"/>
      <text:p text:style-name="P58">{</text:p>
      <text:p text:style-name="P53"><text:tab/>“<text:span text:style-name="T41">self”:“</text:span><text:a xlink:type="simple" xlink:href="https://api.doga.gov/1.0/user/1421427848/tokens"><text:span text:style-name="T41">https://api.doga.gov/1.0/user/1421427848/tokens</text:span></text:a><text:span text:style-name="T41">”,</text:span></text:p>
      <text:p text:style-name="P72"><text:tab/>"key":“bb0af43cf49de09df611a79e03c92673“,</text:p>
      <text:p text:style-name="P62"><text:tab/>“secret”:”774fcb8ae72e4ecce0725a52100ca7fc“</text:p>
      <text:p text:style-name="P117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1-20T17:23:18.011551767</dc:date>
    <meta:editing-duration>PT8H21M31S</meta:editing-duration>
    <meta:editing-cycles>121</meta:editing-cycles>
    <meta:document-statistic meta:table-count="6" meta:image-count="0" meta:object-count="0" meta:page-count="6" meta:paragraph-count="204" meta:word-count="719" meta:character-count="4983" meta:non-whitespace-character-count="4435"/>
  </office:meta>
</office:document-meta>
</file>